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language="es"/>
    </style:style>
    <style:style style:name="P3" style:parent-style-name="Standard" style:family="paragraph">
      <style:text-properties fo:font-weight="bold" style:font-weight-asian="bold" style:font-weight-complex="bold" fo:language="es"/>
    </style:style>
    <style:style style:name="P4" style:parent-style-name="Standard" style:family="paragraph">
      <style:text-properties fo:font-weight="bold" style:font-weight-asian="bold" style:font-weight-complex="bold" fo:language="es"/>
    </style:style>
    <style:style style:name="P5" style:parent-style-name="Standard" style:family="paragraph">
      <style:text-properties fo:language="es"/>
    </style:style>
    <style:style style:name="P6" style:parent-style-name="Standard" style:family="paragraph">
      <style:text-properties fo:font-weight="bold" style:font-weight-asian="bold" fo:color="#0070C0" fo:language="es"/>
    </style:style>
    <style:style style:name="P7" style:parent-style-name="Standard" style:family="paragraph">
      <style:text-properties fo:language="es"/>
    </style:style>
    <style:style style:name="P8" style:parent-style-name="Standard" style:family="paragraph">
      <style:text-properties fo:language="es"/>
    </style:style>
    <style:style style:name="P9" style:parent-style-name="Standard" style:family="paragraph">
      <style:text-properties fo:language="es"/>
    </style:style>
    <style:style style:name="P10" style:parent-style-name="Standard" style:family="paragraph">
      <style:text-properties fo:font-weight="bold" style:font-weight-asian="bold" fo:color="#0070C0" fo:language="es"/>
    </style:style>
    <style:style style:name="P11" style:parent-style-name="Standard" style:family="paragraph">
      <style:text-properties fo:language="es"/>
    </style:style>
    <style:style style:name="P12" style:parent-style-name="Standard" style:family="paragraph">
      <style:text-properties fo:language="es"/>
    </style:style>
    <style:style style:name="P13" style:parent-style-name="Standard" style:family="paragraph">
      <style:text-properties fo:language="es"/>
    </style:style>
    <style:style style:name="P14" style:parent-style-name="Standard" style:family="paragraph">
      <style:text-properties fo:font-weight="bold" style:font-weight-asian="bold" fo:color="#0070C0" fo:language="es"/>
    </style:style>
    <style:style style:name="P15" style:parent-style-name="Standard" style:family="paragraph">
      <style:text-properties fo:language="es"/>
    </style:style>
    <style:style style:name="P16" style:parent-style-name="Standard" style:family="paragraph">
      <style:text-properties fo:language="es"/>
    </style:style>
    <style:style style:name="P17" style:parent-style-name="Standard" style:family="paragraph">
      <style:text-properties fo:language="es"/>
    </style:style>
    <style:style style:name="P18" style:parent-style-name="Standard" style:family="paragraph">
      <style:text-properties fo:font-weight="bold" style:font-weight-asian="bold" fo:color="#0070C0" fo:language="es"/>
    </style:style>
    <style:style style:name="P19" style:parent-style-name="Standard" style:family="paragraph">
      <style:text-properties fo:language="es"/>
    </style:style>
    <style:style style:name="T20" style:parent-style-name="DefaultParagraphFont" style:family="text">
      <style:text-properties fo:language="es"/>
    </style:style>
  </office:automatic-styles>
  <office:body>
    <office:text text:use-soft-page-breaks="true">
      <text:p text:style-name="P1"/>
      <text:p text:style-name="P3">El caso:</text:p>
      <text:p text:style-name="P4"/>
      <text:p text:style-name="P5"/>
      <text:p text:style-name="P6">1. Exista una pantalla inicial de login, donde el usuario pueda introducir sus credenciales para tener acceso a su cuenta Dropbox. (https://www.dropbox.com/)</text:p>
      <text:p text:style-name="P7"/>
      <text:p text:style-name="P8">Se ha utilizado la librería de android-dropbox-sdk para el desarrollo de este apartado de la aplicación, es decir, el sistema de autentificación utilizado es el que proporciona DropBox dentro de esta libreria. De esta manera, el usuario recibirá como primera vista la página de autentificación de DropBox. Una vez introducidas sus credenciales, se verificarán y se iniciará una nueva sesión dentro de DropBox.</text:p>
      <text:p text:style-name="P9"/>
      <text:p text:style-name="P10">2.<text:s/>Una<text:s/>vez introducidos los credenciales, se mostrarán en pantalla todos los libros que el usuario disponga en su cuenta Dropbox en forma de biblioteca. Esto es, todos los ficheros que tengan extensión .epub . (Para representar cada libro, puede usarse un icono genérico).</text:p>
      <text:p text:style-name="P11"/>
      <text:p text:style-name="P12">Una vez iniciada la sesión en DropBox se mostrará una página en forma de lista en la que aparecerán los libros encontrados dentro del sistema de ficheros de DropBox. Para este propósito se han generado una serie de layaouts de android que permitirán mostrar este listado. Dicho listado es una lista estática de libros con atributos predefinidos y, por lo tanto, la lista de libros no se obtendrá de la cuenta de DropBox. No se ha implementado esta funcionalidad, la obtención de los ficheros epub de DropBox, por falta de tiempo.</text:p>
      <text:p text:style-name="P13"/>
      <text:p text:style-name="P14">3. Dicha pantalla tendrá un menú desplegable con dos opciones, una de ellas ordenará la lista de libros por el nombre del archivo y la otra por fecha de creación. (Idealmente nos gustaría ordenar por el título del libro<text:s/>en vez del nombre del fichero)</text:p>
      <text:p text:style-name="P15"/>
      <text:p text:style-name="P16">Para este apartado se ha utilizado un objeto de tipo “spinner” con dos opciones: Title y Date. Una vez se selecciona una de las dos opciones se ordena la lista de libros según estos parámetros. También se ha implementado un objeto de tipo “Comparator” que permite la ordenación de los libros.</text:p>
      <text:p text:style-name="P17"/>
      <text:p text:style-name="P18">4. <text:s/>Si el usuario clickea dos veces sobre el icono genérico que representa cada libro, la aplicación mostrará la portada del libro clickEado.</text:p>
      <text:p text:style-name="P19"/>
      <text:p text:style-name="Standard"><text:span text:style-name="T20">Se ha definido la captación del click del usuario en toda la fila que representa el libro en la lista en lugar captar el click sobre el icono. Por otro lado tampoco se espera al doble click sino que con un único click ya se muestra la portada del libro. Si se vuelve a hacer click sobre un libro que ya muestra su portada entonces la portada vuelve a ocultarse. La portada es genérica para todos los libros puesto que no se han podido descargar y leer desde la cuenta de DropBox.</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875in"/>
      </style:footer-style>
    </style:page-layout>
    <style:style style:name="P2" style:parent-style-name="Encabezado" style:family="paragraph">
      <style:paragraph-properties fo:text-align="center"/>
      <style:text-properties fo:font-style="italic" style:font-style-asian="italic" style:font-style-complex="italic" fo:font-size="14pt" style:font-size-asian="14pt" style:font-size-complex="14pt"/>
    </style:style>
  </office:automatic-styles>
  <office:master-styles>
    <style:master-page style:name="MP0" style:page-layout-name="PL0">
      <style:header>
        <text:p text:style-name="P2">PRUEBA DE CANDIDATOS PARA ANDROID</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ikel Fernández</meta:initial-creator>
    <dc:creator>pablo</dc:creator>
    <meta:creation-date>2014-01-02T18:25:00Z</meta:creation-date>
    <dc:date>2014-01-02T19:35:00Z</dc:date>
    <meta:template xlink:href="Normal" xlink:type="simple"/>
    <meta:editing-cycles>6</meta:editing-cycles>
    <meta:editing-duration>PT4200S</meta:editing-duration>
    <meta:document-statistic meta:page-count="1" meta:paragraph-count="5" meta:word-count="381" meta:character-count="2551" meta:row-count="18" meta:non-whitespace-character-count="2175"/>
  </office:meta>
</office:document-meta>
</file>